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9.04pt"/>
    </style:style>
    <style:style style:name="co7" style:family="table-column">
      <style:table-column-properties fo:break-before="auto" style:column-width="73.3pt"/>
    </style:style>
    <style:style style:name="co8" style:family="table-column">
      <style:table-column-properties fo:break-before="auto" style:column-width="88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server_train16</text:p>
          </table:table-cell>
          <table:table-cell office:value-type="string" calcext:value-type="string">
            <text:p>insight_original</text:p>
          </table:table-cell>
          <table:table-cell office:value-type="string" calcext:value-type="string">
            <text:p>dgx_train1</text:p>
          </table:table-cell>
          <table:table-cell office:value-type="string" calcext:value-type="string">
            <text:p>server_train16_3942</text:p>
          </table:table-cell>
          <table:table-cell office:value-type="string" calcext:value-type="string">
            <text:p>server_train17</text:p>
          </table:table-cell>
          <table:table-cell office:value-type="string" calcext:value-type="string">
            <text:p>dgx_train2</text:p>
          </table:table-cell>
          <table:table-cell office:value-type="string" calcext:value-type="string">
            <text:p>dgx_train3</text:p>
          </table:table-cell>
          <table:table-cell office:value-type="string" calcext:value-type="string">
            <text:p>server_train18</text:p>
          </table:table-cell>
          <table:table-cell office:value-type="string" calcext:value-type="string">
            <text:p>dgx_train4</text:p>
          </table:table-cell>
          <table:table-cell office:value-type="string" calcext:value-type="string">
            <text:p>dgx_train6</text:p>
          </table:table-cell>
          <table:table-cell office:value-type="string" calcext:value-type="string">
            <text:p>server_train19</text:p>
          </table:table-cell>
          <table:table-cell office:value-type="string" calcext:value-type="string">
            <text:p>server_train20_58</text:p>
          </table:table-cell>
          <table:table-cell office:value-type="string" calcext:value-type="string">
            <text:p>dgx_train7_5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Verification</text:p>
          </table:table-cell>
          <table:table-cell office:value-type="string" calcext:value-type="string">
            <text:p>TAR @ FAR = 0.0001</text:p>
          </table:table-cell>
          <table:table-cell office:value-type="float" office:value="0.945237" calcext:value-type="float">
            <text:p>0.945237</text:p>
          </table:table-cell>
          <table:table-cell office:value-type="float" office:value="0.91869" calcext:value-type="float">
            <text:p>0.91869</text:p>
          </table:table-cell>
          <table:table-cell office:value-type="float" office:value="0.941067" calcext:value-type="float">
            <text:p>0.941067</text:p>
          </table:table-cell>
          <table:table-cell office:value-type="float" office:value="0.945424" calcext:value-type="float">
            <text:p>0.945424</text:p>
          </table:table-cell>
          <table:table-cell office:value-type="float" office:value="0.942058" calcext:value-type="float">
            <text:p>0.942058</text:p>
          </table:table-cell>
          <table:table-cell office:value-type="float" office:value="0.936736" calcext:value-type="float">
            <text:p>0.936736</text:p>
          </table:table-cell>
          <table:table-cell office:value-type="float" office:value="0.944473" calcext:value-type="float">
            <text:p>0.944473</text:p>
          </table:table-cell>
          <table:table-cell office:value-type="float" office:value="0.949936" calcext:value-type="float">
            <text:p>0.949936</text:p>
          </table:table-cell>
          <table:table-cell office:value-type="float" office:value="0.944006" calcext:value-type="float">
            <text:p>0.944006</text:p>
          </table:table-cell>
          <table:table-cell office:value-type="float" office:value="0.934571" calcext:value-type="float">
            <text:p>0.934571</text:p>
          </table:table-cell>
          <table:table-cell office:value-type="float" office:value="0.946151" calcext:value-type="float">
            <text:p>0.946151</text:p>
          </table:table-cell>
          <table:table-cell office:value-type="float" office:value="0.947254" calcext:value-type="float">
            <text:p>0.947254</text:p>
          </table:table-cell>
          <table:table-cell office:value-type="float" office:value="0.934094" calcext:value-type="float">
            <text:p>0.934094</text:p>
          </table:table-cell>
        </table:table-row>
        <table:table-row table:style-name="ro1">
          <table:covered-table-cell/>
          <table:table-cell office:value-type="string" calcext:value-type="string">
            <text:p>TAR @ FAR = 0.001</text:p>
          </table:table-cell>
          <table:table-cell office:value-type="float" office:value="0.964063" calcext:value-type="float">
            <text:p>0.964063</text:p>
          </table:table-cell>
          <table:table-cell office:value-type="float" office:value="0.949358" calcext:value-type="float">
            <text:p>0.949358</text:p>
          </table:table-cell>
          <table:table-cell office:value-type="float" office:value="0.962848" calcext:value-type="float">
            <text:p>0.962848</text:p>
          </table:table-cell>
          <table:table-cell office:value-type="float" office:value="0.964269" calcext:value-type="float">
            <text:p>0.964269</text:p>
          </table:table-cell>
          <table:table-cell office:value-type="float" office:value="0.961792" calcext:value-type="float">
            <text:p>0.961792</text:p>
          </table:table-cell>
          <table:table-cell office:value-type="float" office:value="0.959448" calcext:value-type="float">
            <text:p>0.959448</text:p>
          </table:table-cell>
          <table:table-cell office:value-type="float" office:value="0.964527" calcext:value-type="float">
            <text:p>0.964527</text:p>
          </table:table-cell>
          <table:table-cell office:value-type="float" office:value="0.966177" calcext:value-type="float">
            <text:p>0.966177</text:p>
          </table:table-cell>
          <table:table-cell office:value-type="float" office:value="0.964269" calcext:value-type="float">
            <text:p>0.964269</text:p>
          </table:table-cell>
          <table:table-cell office:value-type="float" office:value="0.958907" calcext:value-type="float">
            <text:p>0.958907</text:p>
          </table:table-cell>
          <table:table-cell office:value-type="float" office:value="0.966672" calcext:value-type="float">
            <text:p>0.966672</text:p>
          </table:table-cell>
          <table:table-cell office:value-type="float" office:value="0.967311" calcext:value-type="float">
            <text:p>0.967311</text:p>
          </table:table-cell>
          <table:table-cell office:value-type="float" office:value="0.95834" calcext:value-type="float">
            <text:p>0.95834</text:p>
          </table:table-cell>
        </table:table-row>
        <table:table-row table:style-name="ro1">
          <table:covered-table-cell/>
          <table:table-cell office:value-type="string" calcext:value-type="string">
            <text:p>TAR @ FAR = 0.01</text:p>
          </table:table-cell>
          <table:table-cell office:value-type="float" office:value="0.976489" calcext:value-type="float">
            <text:p>0.976489</text:p>
          </table:table-cell>
          <table:table-cell office:value-type="float" office:value="0.970611" calcext:value-type="float">
            <text:p>0.970611</text:p>
          </table:table-cell>
          <table:table-cell office:value-type="float" office:value="0.976386" calcext:value-type="float">
            <text:p>0.976386</text:p>
          </table:table-cell>
          <table:table-cell office:value-type="float" office:value="0.976334" calcext:value-type="float">
            <text:p>0.976334</text:p>
          </table:table-cell>
          <table:table-cell office:value-type="float" office:value="0.976953" calcext:value-type="float">
            <text:p>0.976953</text:p>
          </table:table-cell>
          <table:table-cell office:value-type="float" office:value="0.975767" calcext:value-type="float">
            <text:p>0.975767</text:p>
          </table:table-cell>
          <table:table-cell office:value-type="float" office:value="0.977262" calcext:value-type="float">
            <text:p>0.977262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0.977365" calcext:value-type="float">
            <text:p>0.977365</text:p>
          </table:table-cell>
          <table:table-cell office:value-type="float" office:value="0.974942" calcext:value-type="float">
            <text:p>0.974942</text:p>
          </table:table-cell>
          <table:table-cell office:value-type="float" office:value="0.977623" calcext:value-type="float">
            <text:p>0.977623</text:p>
          </table:table-cell>
          <table:table-cell office:value-type="float" office:value="0.979015" calcext:value-type="float">
            <text:p>0.979015</text:p>
          </table:table-cell>
          <table:table-cell office:value-type="float" office:value="0.975538" calcext:value-type="float">
            <text:p>0.975538</text:p>
          </table:table-cell>
        </table:table-row>
        <table:table-row table:style-name="ro1">
          <table:covered-table-cell/>
          <table:table-cell office:value-type="string" calcext:value-type="string">
            <text:p>TAR @ FAR = 0.1</text:p>
          </table:table-cell>
          <table:table-cell office:value-type="float" office:value="0.986182" calcext:value-type="float">
            <text:p>0.986182</text:p>
          </table:table-cell>
          <table:table-cell office:value-type="float" office:value="0.984584" calcext:value-type="float">
            <text:p>0.984584</text:p>
          </table:table-cell>
          <table:table-cell office:value-type="float" office:value="0.987677" calcext:value-type="float">
            <text:p>0.987677</text:p>
          </table:table-cell>
          <table:table-cell office:value-type="float" office:value="0.985976" calcext:value-type="float">
            <text:p>0.985976</text:p>
          </table:table-cell>
          <table:table-cell office:value-type="float" office:value="0.988657" calcext:value-type="float">
            <text:p>0.988657</text:p>
          </table:table-cell>
          <table:table-cell office:value-type="float" office:value="0.987883" calcext:value-type="float">
            <text:p>0.987883</text:p>
          </table:table-cell>
          <table:table-cell office:value-type="float" office:value="0.98644" calcext:value-type="float">
            <text:p>0.98644</text:p>
          </table:table-cell>
          <table:table-cell office:value-type="float" office:value="0.987059" calcext:value-type="float">
            <text:p>0.987059</text:p>
          </table:table-cell>
          <table:table-cell office:value-type="float" office:value="0.986904" calcext:value-type="float">
            <text:p>0.986904</text:p>
          </table:table-cell>
          <table:table-cell office:value-type="float" office:value="0.986285" calcext:value-type="float">
            <text:p>0.986285</text:p>
          </table:table-cell>
          <table:table-cell office:value-type="float" office:value="0.987059" calcext:value-type="float">
            <text:p>0.987059</text:p>
          </table:table-cell>
          <table:table-cell office:value-type="float" office:value="0.987532" calcext:value-type="float">
            <text:p>0.987532</text:p>
          </table:table-cell>
          <table:table-cell office:value-type="float" office:value="0.987265" calcext:value-type="float">
            <text:p>0.98726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Identification</text:p>
          </table:table-cell>
          <table:table-cell office:value-type="string" calcext:value-type="string">
            <text:p>Rank 1</text:p>
          </table:table-cell>
          <table:table-cell office:value-type="float" office:value="0.948379" calcext:value-type="float">
            <text:p>0.948379</text:p>
          </table:table-cell>
          <table:table-cell office:value-type="float" office:value="0.922337" calcext:value-type="float">
            <text:p>0.922337</text:p>
          </table:table-cell>
          <table:table-cell office:value-type="float" office:value="0.947195" calcext:value-type="float">
            <text:p>0.947195</text:p>
          </table:table-cell>
          <table:table-cell office:value-type="float" office:value="0.948688" calcext:value-type="float">
            <text:p>0.948688</text:p>
          </table:table-cell>
          <table:table-cell office:value-type="float" office:value="0.945754" calcext:value-type="float">
            <text:p>0.945754</text:p>
          </table:table-cell>
          <table:table-cell office:value-type="float" office:value="0.943489" calcext:value-type="float">
            <text:p>0.943489</text:p>
          </table:table-cell>
          <table:table-cell office:value-type="float" office:value="0.949151" calcext:value-type="float">
            <text:p>0.949151</text:p>
          </table:table-cell>
          <table:table-cell office:value-type="float" office:value="0.952136" calcext:value-type="float">
            <text:p>0.952136</text:p>
          </table:table-cell>
          <table:table-cell office:value-type="float" office:value="0.947452" calcext:value-type="float">
            <text:p>0.947452</text:p>
          </table:table-cell>
          <table:table-cell office:value-type="float" office:value="0.93788" calcext:value-type="float">
            <text:p>0.93788</text:p>
          </table:table-cell>
          <table:table-cell office:value-type="float" office:value="0.95229" calcext:value-type="float">
            <text:p>0.95229</text:p>
          </table:table-cell>
          <table:table-cell office:value-type="float" office:value="0.951673" calcext:value-type="float">
            <text:p>0.951673</text:p>
          </table:table-cell>
          <table:table-cell office:value-type="float" office:value="0.941173" calcext:value-type="float">
            <text:p>0.941173</text:p>
          </table:table-cell>
        </table:table-row>
        <table:table-row table:style-name="ro1">
          <table:covered-table-cell/>
          <table:table-cell office:value-type="string" calcext:value-type="string">
            <text:p>Rank 5</text:p>
          </table:table-cell>
          <table:table-cell office:value-type="float" office:value="0.965003" calcext:value-type="float">
            <text:p>0.965003</text:p>
          </table:table-cell>
          <table:table-cell office:value-type="float" office:value="0.948996" calcext:value-type="float">
            <text:p>0.948996</text:p>
          </table:table-cell>
          <table:table-cell office:value-type="float" office:value="0.964282" calcext:value-type="float">
            <text:p>0.964282</text:p>
          </table:table-cell>
          <table:table-cell office:value-type="float" office:value="0.965157" calcext:value-type="float">
            <text:p>0.965157</text:p>
          </table:table-cell>
          <table:table-cell office:value-type="float" office:value="0.965517" calcext:value-type="float">
            <text:p>0.965517</text:p>
          </table:table-cell>
          <table:table-cell office:value-type="float" office:value="0.962069" calcext:value-type="float">
            <text:p>0.962069</text:p>
          </table:table-cell>
          <table:table-cell office:value-type="float" office:value="0.966495" calcext:value-type="float">
            <text:p>0.966495</text:p>
          </table:table-cell>
          <table:table-cell office:value-type="float" office:value="0.968245" calcext:value-type="float">
            <text:p>0.968245</text:p>
          </table:table-cell>
          <table:table-cell office:value-type="float" office:value="0.964848" calcext:value-type="float">
            <text:p>0.964848</text:p>
          </table:table-cell>
          <table:table-cell office:value-type="float" office:value="0.960422" calcext:value-type="float">
            <text:p>0.960422</text:p>
          </table:table-cell>
          <table:table-cell office:value-type="float" office:value="0.968039" calcext:value-type="float">
            <text:p>0.968039</text:p>
          </table:table-cell>
          <table:table-cell office:value-type="float" office:value="0.968502" calcext:value-type="float">
            <text:p>0.968502</text:p>
          </table:table-cell>
          <table:table-cell office:value-type="float" office:value="0.960885" calcext:value-type="float">
            <text:p>0.960885</text:p>
          </table:table-cell>
        </table:table-row>
        <table:table-row table:style-name="ro1">
          <table:covered-table-cell/>
          <table:table-cell office:value-type="string" calcext:value-type="string">
            <text:p>Rank 10</text:p>
          </table:table-cell>
          <table:table-cell office:value-type="float" office:value="0.970046" calcext:value-type="float">
            <text:p>0.970046</text:p>
          </table:table-cell>
          <table:table-cell office:value-type="float" office:value="0.95754" calcext:value-type="float">
            <text:p>0.95754</text:p>
          </table:table-cell>
          <table:table-cell office:value-type="float" office:value="0.969686" calcext:value-type="float">
            <text:p>0.969686</text:p>
          </table:table-cell>
          <table:table-cell office:value-type="float" office:value="0.970149" calcext:value-type="float">
            <text:p>0.970149</text:p>
          </table:table-cell>
          <table:table-cell office:value-type="float" office:value="0.970973" calcext:value-type="float">
            <text:p>0.970973</text:p>
          </table:table-cell>
          <table:table-cell office:value-type="float" office:value="0.968039" calcext:value-type="float">
            <text:p>0.968039</text:p>
          </table:table-cell>
          <table:table-cell office:value-type="float" office:value="0.971127" calcext:value-type="float">
            <text:p>0.971127</text:p>
          </table:table-cell>
          <table:table-cell office:value-type="float" office:value="0.972517" calcext:value-type="float">
            <text:p>0.972517</text:p>
          </table:table-cell>
          <table:table-cell office:value-type="float" office:value="0.970201" calcext:value-type="float">
            <text:p>0.970201</text:p>
          </table:table-cell>
          <table:table-cell office:value-type="float" office:value="0.965672" calcext:value-type="float">
            <text:p>0.965672</text:p>
          </table:table-cell>
          <table:table-cell office:value-type="float" office:value="0.972568" calcext:value-type="float">
            <text:p>0.972568</text:p>
          </table:table-cell>
          <table:table-cell office:value-type="float" office:value="0.973392" calcext:value-type="float">
            <text:p>0.973392</text:p>
          </table:table-cell>
          <table:table-cell office:value-type="float" office:value="0.967422" calcext:value-type="float">
            <text:p>0.967422</text:p>
          </table:table-cell>
        </table:table-row>
        <table:table-row table:style-name="ro1">
          <table:covered-table-cell/>
          <table:table-cell office:value-type="string" calcext:value-type="string">
            <text:p>Rank 20</text:p>
          </table:table-cell>
          <table:table-cell office:value-type="float" office:value="0.9737" calcext:value-type="float">
            <text:p>0.9737</text:p>
          </table:table-cell>
          <table:table-cell office:value-type="float" office:value="0.964642" calcext:value-type="float">
            <text:p>0.964642</text:p>
          </table:table-cell>
          <table:table-cell office:value-type="float" office:value="0.974267" calcext:value-type="float">
            <text:p>0.974267</text:p>
          </table:table-cell>
          <table:table-cell office:value-type="float" office:value="0.973752" calcext:value-type="float">
            <text:p>0.973752</text:p>
          </table:table-cell>
          <table:table-cell office:value-type="float" office:value="0.974833" calcext:value-type="float">
            <text:p>0.974833</text:p>
          </table:table-cell>
          <table:table-cell office:value-type="float" office:value="0.972723" calcext:value-type="float">
            <text:p>0.972723</text:p>
          </table:table-cell>
          <table:table-cell office:value-type="float" office:value="0.975347" calcext:value-type="float">
            <text:p>0.975347</text:p>
          </table:table-cell>
          <table:table-cell office:value-type="float" office:value="0.975605" calcext:value-type="float">
            <text:p>0.975605</text:p>
          </table:table-cell>
          <table:table-cell office:value-type="float" office:value="0.97437" calcext:value-type="float">
            <text:p>0.97437</text:p>
          </table:table-cell>
          <table:table-cell office:value-type="float" office:value="0.971693" calcext:value-type="float">
            <text:p>0.971693</text:p>
          </table:table-cell>
          <table:table-cell office:value-type="float" office:value="0.975708" calcext:value-type="float">
            <text:p>0.975708</text:p>
          </table:table-cell>
          <table:table-cell office:value-type="float" office:value="0.976686" calcext:value-type="float">
            <text:p>0.976686</text:p>
          </table:table-cell>
          <table:table-cell office:value-type="float" office:value="0.972517" calcext:value-type="float">
            <text:p>0.972517</text:p>
          </table:table-cell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dgx_train4_6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AR @ FAR = 0.0001: 0.948853</text:p>
          </table:table-cell>
          <table:table-cell table:number-columns-repeated="2"/>
          <table:table-cell office:value-type="string" calcext:value-type="string">
            <text:p>TAR @ FAR = 0.0001: 0.94400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AR @ FAR = 0.0010: 0.965300</text:p>
          </table:table-cell>
          <table:table-cell table:number-columns-repeated="2"/>
          <table:table-cell office:value-type="string" calcext:value-type="string">
            <text:p>TAR @ FAR = 0.0010: 0.96426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AR @ FAR = 0.0100: 0.977881</text:p>
          </table:table-cell>
          <table:table-cell table:number-columns-repeated="2"/>
          <table:table-cell office:value-type="string" calcext:value-type="string">
            <text:p>TAR @ FAR = 0.0100: 0.97736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AR @ FAR = 0.1000: 0.986852</text:p>
          </table:table-cell>
          <table:table-cell table:number-columns-repeated="2"/>
          <table:table-cell office:value-type="string" calcext:value-type="string">
            <text:p>TAR @ FAR = 0.1000: 0.98690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ank 1: 0.951621</text:p>
          </table:table-cell>
          <table:table-cell table:number-columns-repeated="2"/>
          <table:table-cell office:value-type="string" calcext:value-type="string">
            <text:p>Rank 1: 0.94745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ank 5: 0.967936</text:p>
          </table:table-cell>
          <table:table-cell table:number-columns-repeated="2"/>
          <table:table-cell office:value-type="string" calcext:value-type="string">
            <text:p>Rank 5: 0.96484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ank 10: 0.972105</text:p>
          </table:table-cell>
          <table:table-cell table:number-columns-repeated="2"/>
          <table:table-cell office:value-type="string" calcext:value-type="string">
            <text:p>Rank 10: 0.97020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ank 20: 0.975656</text:p>
          </table:table-cell>
          <table:table-cell table:number-columns-repeated="2"/>
          <table:table-cell office:value-type="string" calcext:value-type="string">
            <text:p>Rank 20: 0.974370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TAR @ FAR = 0.0001: 0.94896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010: 0.96602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100: 0.97741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1000: 0.98680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: 0.95177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5: 0.96803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0: 0.97246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20: 0.97545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float" office:value="6062" calcext:value-type="float">
            <text:p>6062</text:p>
          </table:table-cell>
          <table:table-cell office:value-type="string" calcext:value-type="string">
            <text:p>TAR @ FAR = 0.0001: 0.94972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010: 0.96612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100: 0.97757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1000: 0.98674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: 0.95193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5: 0.96839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0: 0.97200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20: 0.975399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float" office:value="62" calcext:value-type="float">
            <text:p>62</text:p>
          </table:table-cell>
          <table:table-cell office:value-type="string" calcext:value-type="string">
            <text:p>TAR @ FAR = 0.0001: 0.94993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010: 0.96617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100: 0.97777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1000: 0.98705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: 0.95213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5: 0.96824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0: 0.97251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20: 0.97560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float" office:value="69" calcext:value-type="float">
            <text:p>69</text:p>
          </table:table-cell>
          <table:table-cell office:value-type="string" calcext:value-type="string">
            <text:p>TAR @ FAR = 0.0001: 0.94962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010: 0.96607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100: 0.97788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1000: 0.98674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: 0.95115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5: 0.96824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0: 0.97241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20: 0.9756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/00/0000</text:date>, <text:time style:data-style-name="N2" text:time-value="09:33:54.454126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7:39:20.582537368</meta:creation-date>
    <meta:editing-duration>P5DT1H28M15S</meta:editing-duration>
    <meta:editing-cycles>8</meta:editing-cycles>
    <meta:generator>LibreOffice/5.1.6.2$Linux_X86_64 LibreOffice_project/10m0$Build-2</meta:generator>
    <dc:date>2019-05-13T23:29:18.420005327</dc:date>
    <meta:document-statistic meta:table-count="1" meta:cell-count="179" meta:object-count="0"/>
  </office:meta>
</office:document-meta>
</file>